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6890B9A9A3.png" manifest:media-type="image/png"/>
  <manifest:file-entry manifest:full-path="Pictures/10000201000005A0000002D08624A8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98cm" svg:x="0cm" svg:y="3.4cm">
          <draw:image xlink:href="Pictures/10000201000005A0000002D08624A852.png" xlink:type="simple" xlink:show="embed" xlink:actuate="onLoad">
            <text:p/>
          </draw:image>
        </draw:frame>
        <draw:frame draw:style-name="gr1" draw:text-style-name="P1" draw:layer="layout" svg:width="12cm" svg:height="6cm" svg:x="13.396cm" svg:y="4.099cm">
          <draw:image xlink:href="Pictures/10000201000002D00000016890B9A9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8:19:44.668806282</meta:creation-date>
    <meta:generator>LibreOffice/4.2.8.2$Linux_X86_64 LibreOffice_project/420m0$Build-2</meta:generator>
    <dc:date>2017-02-13T18:22:03.829742848</dc:date>
    <meta:editing-duration>P0D</meta:editing-duration>
    <meta:editing-cycles>1</meta:editing-cycles>
    <meta:document-statistic meta:object-count="25"/>
  </office:meta>
</office:document-meta>
</file>